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5.007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11.949cm"/>
    </style:style>
    <style:style style:name="co5" style:family="table-column">
      <style:table-column-properties fo:break-before="auto" style:column-width="10.6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ackground-color="#dbdbdb" style:text-align-source="fix" style:repeat-content="false" fo:border="0.06pt solid #000000" style:vertical-align="automatic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dbdbdb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fo:background-color="#dbdbdb" style:text-align-source="fix" style:repeat-content="false" fo:border="0.06pt solid #000000" style:vertical-align="automatic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dbdbdb" style:text-align-source="fix" style:repeat-content="false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1018" table:default-cell-style-name="ce10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Estimativa de esforço</text:p>
          </table:table-cell>
          <table:table-cell table:style-name="ce5" office:value-type="string" calcext:value-type="string">
            <text:p>Critério de aceitação</text:p>
          </table:table-cell>
          <table:table-cell table:style-name="ce5" office:value-type="string" calcext:value-type="string">
            <text:p>Teste de aceitação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US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efazer documentação no github (Readme’s, User stories e Branchs)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5" office:value-type="string" calcext:value-type="string">
            <text:p>US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ágina de Cadastrar: poder cadastrar vários alunos de uma vez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5" office:value-type="string" calcext:value-type="string">
            <text:p>US0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ista de alunos de um trabalho: poder atualizar datas de entregas e notas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>
            <text:p>US04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Adicionar opção de atualizar informações sobre sala e aluno da Tela de Cadastro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5" table:number-columns-repeated="3"/>
          <table:table-cell table:number-columns-repeated="1018"/>
        </table:table-row>
        <table:table-row table:style-name="ro4">
          <table:table-cell table:style-name="ce5" office:value-type="string" calcext:value-type="string">
            <text:p>US05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Adicionar lista com Sala já cadastradas 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5" table:number-columns-repeated="3"/>
          <table:table-cell table:number-columns-repeated="1018"/>
        </table:table-row>
        <table:table-row table:style-name="ro4">
          <table:table-cell table:style-name="ce5" office:value-type="string" calcext:value-type="string">
            <text:p>US06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Prioridade: Mostrar status das atividades 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07</text:p>
          </table:table-cell>
          <table:table-cell/>
          <table:table-cell office:value-type="string" calcext:value-type="string">
            <text:p>Primeira Tarefa: Nova protótipo para tela de Cadastro de Salas e Alunos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ranciele Amancio</meta:initial-creator>
    <meta:creation-date>2022-11-06T20:55:13Z</meta:creation-date>
    <dc:date>2023-04-27T10:28:21.888007786</dc:date>
    <meta:editing-duration>PT6M18S</meta:editing-duration>
    <meta:editing-cycles>1</meta:editing-cycles>
    <meta:document-statistic meta:table-count="1" meta:cell-count="31" meta:object-count="0"/>
  </office:meta>
</office:document-meta>
</file>